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9106in" svg:height="2.6354in" svg:x="0.5669in" svg:y="2.8965in">
            <draw:object draw:notify-on-update-of-ranges="Sheet1.A1:Sheet1.A1 Sheet1.A2:Sheet1.A15 Sheet1.B1:Sheet1.B1 Sheet1.B2:Sheet1.B15 Sheet1.A1:Sheet1.A1 Sheet1.A2:Sheet1.A15 Sheet1.C1:Sheet1.C1 Sheet1.C2:Sheet1.C15 Sheet1.A1:Sheet1.A1 Sheet1.A2:Sheet1.A15 Sheet1.D1:Sheet1.D1 Sheet1.D2:Sheet1.D15 Sheet1.A1:Sheet1.A1 Sheet1.A2:Sheet1.A15 Sheet1.E1:Sheet1.E1 Sheet1.E2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222in" svg:height="2.5724in" svg:x="5.8886in" svg:y="2.813in">
            <draw:object draw:notify-on-update-of-ranges="Sheet1.A1:Sheet1.A1 Sheet1.A3:Sheet1.A7 Sheet1.H1:Sheet1.H1 Sheet1.H3:Sheet1.H7 Sheet1.A1:Sheet1.A1 Sheet1.A3:Sheet1.A7 Sheet1.I1:Sheet1.I1 Sheet1.I3:Sheet1.I7 Sheet1.A1:Sheet1.A1 Sheet1.A3:Sheet1.A7 Sheet1.J1:Sheet1.J1 Sheet1.J3:Sheet1.J7 Sheet1.A1:Sheet1.A1 Sheet1.A3:Sheet1.A7 Sheet1.K1:Sheet1.K1 Sheet1.K3:Sheet1.K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331in" svg:height="2.1992in" svg:x="0.878in" svg:y="5.8669in">
            <draw:object draw:notify-on-update-of-ranges="Sheet1.A1:Sheet1.A1 Sheet1.A3:Sheet1.A14 Sheet1.F1:Sheet1.F1 Sheet1.F3:Sheet1.F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0217in" svg:height="2.7189in" svg:x="6.0665in" svg:y="5.5843in">
            <draw:object draw:notify-on-update-of-ranges="Sheet1.A3:Sheet1.A14 Sheet1.E1:Sheet1.E1 Sheet1.E3:Sheet1.E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0.7059in" svg:y="2.3508in">
            <draw:object draw:notify-on-update-of-ranges="Sheet1.M1:Sheet1.M1 Sheet1.M2:Sheet1.M13 Sheet1.N1:Sheet1.N1 Sheet1.N2:Sheet1.N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h top:</text:p>
          </table:table-cell>
          <table:table-cell office:value-type="string" calcext:value-type="string">
            <text:p>w top:</text:p>
          </table:table-cell>
          <table:table-cell office:value-type="string" calcext:value-type="string">
            <text:p>h bot:</text:p>
          </table:table-cell>
          <table:table-cell office:value-type="string" calcext:value-type="string">
            <text:p>w bot:</text:p>
          </table:table-cell>
          <table:table-cell office:value-type="string" calcext:value-type="string">
            <text:p>y bot:</text:p>
          </table:table-cell>
          <table:table-cell/>
          <table:table-cell office:value-type="string" calcext:value-type="string">
            <text:p>h top:</text:p>
          </table:table-cell>
          <table:table-cell office:value-type="string" calcext:value-type="string">
            <text:p>w top:</text:p>
          </table:table-cell>
          <table:table-cell office:value-type="string" calcext:value-type="string">
            <text:p>h bot:</text:p>
          </table:table-cell>
          <table:table-cell office:value-type="string" calcext:value-type="string">
            <text:p>w bot:</text:p>
          </table:table-cell>
          <table:table-cell/>
          <table:table-cell office:value-type="string" calcext:value-type="string">
            <text:p>w bot: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58" calcext:value-type="float">
            <text:p>458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2" calcext:value-type="float">
            <text:p>47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9:38:47.509382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49:25.977161160</meta:creation-date>
    <dc:date>2017-02-18T21:41:36.871519893</dc:date>
    <meta:editing-duration>PT11M24S</meta:editing-duration>
    <meta:editing-cycles>2</meta:editing-cycles>
    <meta:generator>LibreOffice/4.3.3.2$Linux_ARM_EABI LibreOffice_project/430m0$Build-2</meta:generator>
    <meta:document-statistic meta:table-count="1" meta:cell-count="1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74cm" svg:height="6.695cm" xlink:href=".." xlink:type="simple" chart:class="chart:scatter" chart:style-name="ch1">
        <chart:legend chart:legend-position="end" svg:x="10.125cm" svg:y="2.301cm" style:legend-expansion="high" chart:style-name="ch2"/>
        <chart:plot-area chart:style-name="ch3" table:cell-range-address="Sheet1.A1:Sheet1.E15" chart:data-source-has-labels="row" svg:x="0.073cm" svg:y="0.243cm" svg:width="10.338cm" svg:height="6.643cm">
          <chartooo:coordinate-region svg:x="0.747cm" svg:y="0.442cm" svg:width="9.451cm" svg:height="5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7" chart:values-cell-range-address="Sheet1.C2:Sheet1.C15" chart:label-cell-address="Sheet1.C1:Sheet1.C1" chart:class="chart:scatter"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series chart:style-name="ch9" chart:values-cell-range-address="Sheet1.E2:Sheet1.E15" chart:label-cell-address="Sheet1.E1:Sheet1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 top:</text:p>
                <draw:g>
                  <svg:desc>Sheet1.B1:Sheet1.B1</svg:desc>
                </draw:g>
              </table:table-cell>
              <table:table-cell office:value-type="string">
                <text:p>w top:</text:p>
                <draw:g>
                  <svg:desc>Sheet1.C1:Sheet1.C1</svg:desc>
                </draw:g>
              </table:table-cell>
              <table:table-cell office:value-type="string">
                <text:p>h bot:</text:p>
                <draw:g>
                  <svg:desc>Sheet1.D1:Sheet1.D1</svg:desc>
                </draw:g>
              </table:table-cell>
              <table:table-cell office:value-type="string">
                <text:p>w bot: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5</svg:desc>
                </draw:g>
              </table:table-cell>
              <table:table-cell office:value-type="float" office:value="10">
                <text:p>10</text:p>
                <draw:g>
                  <svg:desc>Sheet1.B2:Sheet1.B15</svg:desc>
                </draw:g>
              </table:table-cell>
              <table:table-cell office:value-type="float" office:value="50">
                <text:p>50</text:p>
                <draw:g>
                  <svg:desc>Sheet1.C2:Sheet1.C15</svg:desc>
                </draw:g>
              </table:table-cell>
              <table:table-cell office:value-type="float" office:value="6">
                <text:p>6</text:p>
                <draw:g>
                  <svg:desc>Sheet1.D2:Sheet1.D15</svg:desc>
                </draw:g>
              </table:table-cell>
              <table:table-cell office:value-type="float" office:value="6">
                <text:p>6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25cm" svg:height="6.535cm" xlink:href=".." xlink:type="simple" chart:class="chart:scatter" chart:style-name="ch1">
        <chart:legend chart:legend-position="end" svg:x="8.376cm" svg:y="2.221cm" style:legend-expansion="high" chart:style-name="ch2"/>
        <chart:plot-area chart:style-name="ch3" table:cell-range-address="Sheet1.A1:Sheet1.A1 Sheet1.A3:Sheet1.A7 Sheet1.H1:Sheet1.K1 Sheet1.H3:Sheet1.K7" chart:data-source-has-labels="row" svg:x="0.214cm" svg:y="0.13cm" svg:width="7.948cm" svg:height="6.275cm">
          <chartooo:coordinate-region svg:x="0.888cm" svg:y="0.329cm" svg:width="7.008cm" svg:height="5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7" chart:label-cell-address="Sheet1.H1:Sheet1.H1" chart:class="chart:scatter">
            <chart:domain table:cell-range-address="Sheet1.A3:Sheet1.A7"/>
            <chart:data-point chart:repeated="5"/>
          </chart:series>
          <chart:series chart:style-name="ch7" chart:values-cell-range-address="Sheet1.I3:Sheet1.I7" chart:label-cell-address="Sheet1.I1:Sheet1.I1" chart:class="chart:scatter">
            <chart:data-point chart:repeated="5"/>
          </chart:series>
          <chart:series chart:style-name="ch8" chart:values-cell-range-address="Sheet1.J3:Sheet1.J7" chart:label-cell-address="Sheet1.J1:Sheet1.J1" chart:class="chart:scatter">
            <chart:data-point chart:repeated="5"/>
          </chart:series>
          <chart:series chart:style-name="ch9" chart:values-cell-range-address="Sheet1.K3:Sheet1.K7" chart:label-cell-address="Sheet1.K1:Sheet1.K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 top:</text:p>
                <draw:g>
                  <svg:desc>Sheet1.H1:Sheet1.H1</svg:desc>
                </draw:g>
              </table:table-cell>
              <table:table-cell office:value-type="string">
                <text:p>w top:</text:p>
                <draw:g>
                  <svg:desc>Sheet1.I1:Sheet1.I1</svg:desc>
                </draw:g>
              </table:table-cell>
              <table:table-cell office:value-type="string">
                <text:p>h bot:</text:p>
                <draw:g>
                  <svg:desc>Sheet1.J1:Sheet1.J1</svg:desc>
                </draw:g>
              </table:table-cell>
              <table:table-cell office:value-type="string">
                <text:p>w bot: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7</svg:desc>
                </draw:g>
              </table:table-cell>
              <table:table-cell office:value-type="float" office:value="16">
                <text:p>16</text:p>
                <draw:g>
                  <svg:desc>Sheet1.H3:Sheet1.H7</svg:desc>
                </draw:g>
              </table:table-cell>
              <table:table-cell office:value-type="float" office:value="38">
                <text:p>38</text:p>
                <draw:g>
                  <svg:desc>Sheet1.I3:Sheet1.I7</svg:desc>
                </draw:g>
              </table:table-cell>
              <table:table-cell office:value-type="float" office:value="16">
                <text:p>16</text:p>
                <draw:g>
                  <svg:desc>Sheet1.J3:Sheet1.J7</svg:desc>
                </draw:g>
              </table:table-cell>
              <table:table-cell office:value-type="float" office:value="70">
                <text:p>70</text:p>
                <draw:g>
                  <svg:desc>Sheet1.K3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3cm" svg:height="5.587cm" xlink:href=".." xlink:type="simple" chart:class="chart:scatter" chart:style-name="ch1">
        <chart:legend chart:legend-position="end" svg:x="7.028cm" svg:y="2.046cm" style:legend-expansion="high" chart:style-name="ch2"/>
        <chart:plot-area chart:style-name="ch3" table:cell-range-address="Sheet1.A1:Sheet1.A1 Sheet1.A3:Sheet1.A14 Sheet1.F1:Sheet1.F1 Sheet1.F3:Sheet1.F14" chart:data-source-has-labels="row" svg:x="0.215cm" svg:y="0.111cm" svg:width="6.598cm" svg:height="5.365cm">
          <chartooo:coordinate-region svg:x="1.101cm" svg:y="0.31cm" svg:width="5.499cm" svg:height="4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4" chart:label-cell-address="Sheet1.F1:Sheet1.F1" chart:class="chart:scatter">
            <chart:domain table:cell-range-address="Sheet1.A3:Sheet1.A14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bot: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14</svg:desc>
                </draw:g>
              </table:table-cell>
              <table:table-cell office:value-type="float" office:value="110">
                <text:p>110</text:p>
                <draw:g>
                  <svg:desc>Sheet1.F3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72">
                <text:p>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6cm" svg:height="6.907cm" xlink:href=".." xlink:type="simple" chart:class="chart:scatter" chart:style-name="ch1">
        <chart:legend chart:legend-position="end" svg:x="9.004cm" svg:y="2.905cm" style:legend-expansion="high" chart:style-name="ch2"/>
        <chart:plot-area chart:style-name="ch3" table:cell-range-address="Sheet1.A3:Sheet1.A14 Sheet1.E1:Sheet1.E1 Sheet1.E3:Sheet1.E14" chart:data-source-has-labels="row" svg:x="0.255cm" svg:y="0.138cm" svg:width="8.494cm" svg:height="6.631cm">
          <chartooo:coordinate-region svg:x="0.929cm" svg:y="0.337cm" svg:width="7.607cm" svg:height="5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4" chart:label-cell-address="Sheet1.E1:Sheet1.E1" chart:class="chart:scatter">
            <chart:domain table:cell-range-address="Sheet1.A3:Sheet1.A14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 bot: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14</svg:desc>
                </draw:g>
              </table:table-cell>
              <table:table-cell office:value-type="float" office:value="84">
                <text:p>84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52cm" style:legend-expansion="high" chart:style-name="ch2"/>
        <chart:plot-area chart:style-name="ch3" table:cell-range-address="Sheet1.M1:Sheet1.N13" chart:data-source-has-labels="row" svg:x="0.32cm" svg:y="0.18cm" svg:width="12.402cm" svg:height="8.64cm">
          <chartooo:coordinate-region svg:x="0.994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3" chart:label-cell-address="Sheet1.N1:Sheet1.N1" chart:class="chart:scatter">
            <chart:domain table:cell-range-address="Sheet1.M2:Sheet1.M13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M2:Sheet1.M13</svg:desc>
                </draw:g>
              </table:table-cell>
              <table:table-cell office:value-type="float" office:value="3">
                <text:p>3</text:p>
                <draw:g>
                  <svg:desc>Sheet1.N2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